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fo:font-weight="bold" style:font-size-asian="17.5pt" style:font-weight-asian="bold" style:font-size-complex="20pt" style:font-weight-complex="bold"/>
    </style:style>
    <style:style style:name="P3" style:family="paragraph" style:parent-style-name="Standard">
      <style:text-properties fo:font-size="20pt" fo:font-weight="normal" style:font-size-asian="17.5pt" style:font-weight-asian="normal" style:font-size-complex="20pt" style:font-weight-complex="normal"/>
    </style:style>
    <style:style style:name="T1" style:family="text">
      <style:text-properties fo:font-size="12pt" style:font-size-asian="10.5pt" style:font-size-complex="12pt"/>
    </style:style>
    <style:style style:name="T2" style:family="text">
      <style:text-properties fo:font-size="12pt" fo:font-style="italic" style:font-size-asian="10.5pt" style:font-style-asian="italic" style:font-size-complex="12pt" style:font-style-complex="italic"/>
    </style:style>
    <style:style style:name="T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jericho voting procedure</text:p>
      <text:p text:style-name="P1"><text:span text:style-name="T1"/></text:p>
      <text:p text:style-name="P2"><text:span text:style-name="T1">What is the voting system?</text:span></text:p>
      <text:p text:style-name="P1"><text:span text:style-name="T1">Jericho uses a voting system called instant run off, a system that's really good at determining the best winner in an election if votes are distributed semi evenly among many candidates. Here is how it works: each voter ranks each candidate for each position. First place is who you want to win the election the most, the person you rank last you want least for the position, etc.</text:span></text:p>
      <text:p text:style-name="P1"><text:span text:style-name="T1"/></text:p>
      <text:p text:style-name="P2"><text:span text:style-name="T1">How does it work?</text:span></text:p>
      <text:p text:style-name="P1"><text:span text:style-name="T1">Everyone's vote goes towards the person they listed first on the ballot. If someone has a majority of votes <text:s/>(greater than 50%), then that person wins. Otherwise, we eliminate the person with the least number of first place votes. Anyone who was voted for that eliminated person is now voting for the next person on their list.</text:span></text:p>
      <text:p text:style-name="P1"><text:span text:style-name="T1"/></text:p>
      <text:p text:style-name="P1"><text:span text:style-name="T1">It's called instant run off because that's what it does. It instantly runs as many run offs as are required until there is one person with a majority of votes! </text:span></text:p>
      <text:p text:style-name="P1"><text:span text:style-name="T1"/></text:p>
      <text:p text:style-name="P2"><text:span text:style-name="T1">How should you vote?</text:span></text:p>
      <text:p text:style-name="P3"><text:span text:style-name="T1">It's best to think this way, if I </text:span><text:span text:style-name="T2">only</text:span><text:span text:style-name="T4"> could vote for </text:span><text:span text:style-name="T2">one</text:span><text:span text:style-name="T4"> candidate, who would I vote for? Place them as your first vote. Then think, if I could </text:span><text:span text:style-name="T2">only</text:span><text:span text:style-name="T4"> vote for </text:span><text:span text:style-name="T2">one</text:span><text:span text:style-name="T4"> candidate and my first place person was not running anymore, who would I vote for? And so on. If you vote like this, then the voting procedure will perfectly follow those desires. Based on the way tie breaking happens, there is a difference between a fourth place vote and fifth place vote, so take care to order each person carefully!</text:span></text:p>
      <text:p text:style-name="P3"><text:span text:style-name="T4"/></text:p>
      <text:p text:style-name="P3"><text:span text:style-name="T4"/></text:p>
      <text:p text:style-name="P2"><text:span text:style-name="T4">What about ties?</text:span></text:p>
      <text:p text:style-name="P2"><text:span text:style-name="T5">CAUTION: This is a lot of ugly detail. Feel free to read on if curious, but I spent way too much time looking up and writing the best tie breakers.</text:span></text:p>
      <text:p text:style-name="P2"><text:span text:style-name="T5"/></text:p>
      <text:p text:style-name="P2"><text:span text:style-name="T5">The goal is to eliminate as few people as possible with each round of voting. Therefore, if multiple people are tied with the least number of votes (this could also happen if every candidate has the same number of votes at one time) then we calculate something called the borda count. This is the old method of jericho voting, and it's how things like fourth and fifth place votes count differently, even if the run off never gets to that point! Each person's borda count is calculated like so: in the original vote, each first place vote counts as 1 point. Each second place vote counts as 2 points. And so on... the person with the least amount of points is then more highly regarded. The person with a higher borda count is less highly regarded.</text:span></text:p>
      <text:p text:style-name="P2"><text:span text:style-name="T5"/></text:p>
      <text:p text:style-name="P2"><text:span text:style-name="T5">So, of the people with the fewest votes we eliminate the person with the greatest borda count (lowest approval rate).</text:span></text:p>
      <text:p text:style-name="P2"><text:span text:style-name="T5"/></text:p>
      <text:p text:style-name="P2"><text:span text:style-name="T5">Oh NO! What if there are multiple people with the same amount of <text:s/>fewest votes </text:span><text:span text:style-name="T3">and</text:span><text:span text:style-name="T5"> they have the same high borda count??? Then we do a little bit of prediction. Essentially, we run a combination of borda count and irv (instant run-off voting) like so: we look at the number of first place votes each person has. If they are equal we continue (because we are in a tie for elimination we know they are equal, so this step is really superfluous) and then look at second place votes, if someone has the least number of second place votes they are predicted to do worst in the irv and will be eliminated. If there is a tie for second place votes we continue to look at third place votes and so on. If we can't eliminate just </text:span><text:soft-page-break/><text:span text:style-name="T5">one person this way, then we eliminate all the people with the same amount of fewest votes </text:span><text:span text:style-name="T3">and</text:span><text:span text:style-name="T5"> high borda count.</text:span></text:p>
      <text:p text:style-name="P2"><text:span text:style-name="T5"/></text:p>
      <text:p text:style-name="P2"><text:span text:style-name="T5">But wait! What if EVERYONE is tied (like in the following situation votes are {A, B, C} , {B, C, A}, {C,A,B}. well then there's no way we know who to eliminate. We have to deal with manual tie breaking procedures, like recounts or discussion based decision making. Don't worry though, this scenario is actually impossible with 13 voters like we have this semester.</text:span></text:p>
      <text:p text:style-name="P2"><text:span text:style-name="T5"><text:line-break/>In general, we can only reach a super tie if the number of candidates is a factor of the number of members of jericho. I've done a lot of math behind this on my free time... Because 13 is prime, we don't have to worry. If we have 12 members next semester there's more potential for super ties... but they are still unlik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Ornstein</meta:initial-creator>
    <meta:creation-date>2013-05-04T11:57:50</meta:creation-date>
    <dc:date>2013-05-04T12:17:58</dc:date>
    <dc:creator>Ian Ornstein</dc:creator>
    <meta:editing-duration>PT20M11S</meta:editing-duration>
    <meta:editing-cycles>2</meta:editing-cycles>
    <meta:generator>LibreOffice/3.3$Unix LibreOffice_project/330m19$Build-401</meta:generator>
    <meta:document-statistic meta:table-count="0" meta:image-count="0" meta:object-count="0" meta:page-count="2" meta:paragraph-count="15" meta:word-count="741" meta:character-count="4005"/>
  </office:meta>
</office:document-meta>
</file>